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5.7652in"/>
    </style:style>
    <style:style style:name="Table1" style:family="table" style:master-page-name="MP0">
      <style:table-properties style:width="5.7652in" fo:margin-left="0in" table:align="left"/>
    </style:style>
    <style:style style:name="TableRow3" style:family="table-row">
      <style:table-row-properties/>
    </style:style>
    <style:style style:name="TableCell4" style:family="table-cell">
      <style:table-cell-properties fo:border="0.0069in solid #000000" fo:background-color="#DDDDDD" style:writing-mode="lr-tb" fo:padding-top="0in" fo:padding-left="0.075in" fo:padding-bottom="0in" fo:padding-right="0.075in"/>
    </style:style>
    <style:style style:name="P5" style:parent-style-name="Default" style:family="paragraph">
      <style:paragraph-properties fo:break-before="page"/>
    </style:style>
    <style:style style:name="T8" style:parent-style-name="DefaultParagraphFont" style:family="text">
      <style:text-properties fo:font-weight="bold" style:font-weight-asian="bold"/>
    </style:style>
    <style:style style:name="P9" style:parent-style-name="Default" style:family="paragraph">
      <style:paragraph-properties fo:text-align="justify"/>
    </style:style>
    <style:style style:name="T10" style:parent-style-name="DefaultParagraphFont" style:family="text">
      <style:text-properties style:font-weight-complex="bold"/>
    </style:style>
    <style:style style:name="P11" style:parent-style-name="Normal" style:family="paragraph">
      <style:paragraph-properties fo:margin-right="-0.6819in"/>
    </style:style>
    <style:style style:name="P12" style:parent-style-name="Normal" style:family="paragraph">
      <style:paragraph-properties fo:margin-right="-0.6819in"/>
    </style:style>
    <style:style style:name="P13" style:parent-style-name="Normal" style:family="paragraph">
      <style:paragraph-properties fo:margin-right="-0.6819in"/>
      <style:text-properties fo:font-weight="bold" style:font-weight-asian="bold"/>
    </style:style>
    <style:style style:name="P14" style:parent-style-name="Normal" style:family="paragraph">
      <style:paragraph-properties fo:margin-right="-0.6819in"/>
      <style:text-properties fo:font-weight="bold" style:font-weight-asian="bold"/>
    </style:style>
    <style:style style:name="TableColumn16" style:family="table-column">
      <style:table-column-properties style:column-width="5.7652in"/>
    </style:style>
    <style:style style:name="Table15" style:family="table">
      <style:table-properties style:width="5.7652in" fo:margin-left="0in" table:align="left"/>
    </style:style>
    <style:style style:name="TableRow17" style:family="table-row">
      <style:table-row-properties style:min-row-height="3.6541in"/>
    </style:style>
    <style:style style:name="TableCell18" style:family="table-cell">
      <style:table-cell-properties fo:border="0.0069in solid #000000" fo:background-color="#DDDDDD" style:writing-mode="lr-tb" fo:padding-top="0in" fo:padding-left="0.075in" fo:padding-bottom="0in" fo:padding-right="0.075in"/>
    </style:style>
    <style:style style:name="P19" style:parent-style-name="Normal" style:family="paragraph">
      <style:text-properties fo:font-size="10pt" style:font-size-asian="10pt" style:font-size-complex="10pt"/>
    </style:style>
    <style:style style:name="P20" style:parent-style-name="Normal" style:family="paragraph">
      <style:text-properties fo:font-size="10pt" style:font-size-asian="10pt" style:font-size-complex="10pt"/>
    </style:style>
    <style:style style:name="P21" style:parent-style-name="Normal" style:family="paragraph">
      <style:paragraph-properties fo:text-align="justify" fo:line-height="115%"/>
      <style:text-properties fo:font-size="10pt" style:font-size-asian="10pt" style:font-size-complex="10pt"/>
    </style:style>
    <style:style style:name="P22" style:parent-style-name="Normal" style:family="paragraph">
      <style:paragraph-properties fo:text-align="justify" fo:line-height="115%"/>
      <style:text-properties fo:font-size="10pt" style:font-size-asian="10pt" style:font-size-complex="10pt"/>
    </style:style>
    <style:style style:name="P23" style:parent-style-name="Normal" style:family="paragraph">
      <style:paragraph-properties fo:text-align="justify" fo:line-height="115%"/>
      <style:text-properties fo:font-size="10pt" style:font-size-asian="10pt" style:font-size-complex="10pt"/>
    </style:style>
    <style:style style:name="P24" style:parent-style-name="Normal" style:family="paragraph">
      <style:paragraph-properties fo:text-align="justify" fo:line-height="115%"/>
      <style:text-properties fo:font-size="10pt" style:font-size-asian="10pt" style:font-size-complex="10pt"/>
    </style:style>
    <style:style style:name="P25" style:parent-style-name="Normal" style:family="paragraph">
      <style:paragraph-properties fo:text-align="justify" fo:line-height="115%"/>
      <style:text-properties fo:font-size="10pt" style:font-size-asian="10pt" style:font-size-complex="10pt"/>
    </style:style>
    <style:style style:name="P26" style:parent-style-name="Normal" style:family="paragraph">
      <style:paragraph-properties fo:text-align="justify" fo:line-height="115%"/>
      <style:text-properties fo:font-size="10pt" style:font-size-asian="10pt" style:font-size-complex="10pt"/>
    </style:style>
    <style:style style:name="P27" style:parent-style-name="Normal" style:family="paragraph">
      <style:paragraph-properties fo:text-align="justify" fo:line-height="115%"/>
      <style:text-properties fo:font-size="10pt" style:font-size-asian="10pt" style:font-size-complex="10pt"/>
    </style:style>
    <style:style style:name="P28" style:parent-style-name="Normal" style:family="paragraph">
      <style:paragraph-properties fo:text-align="justify" fo:line-height="115%"/>
      <style:text-properties fo:font-size="10pt" style:font-size-asian="10pt" style:font-size-complex="10pt"/>
    </style:style>
    <style:style style:name="P29" style:parent-style-name="Normal" style:family="paragraph">
      <style:paragraph-properties fo:text-align="justify" fo:line-height="115%"/>
      <style:text-properties fo:font-size="10pt" style:font-size-asian="10pt" style:font-size-complex="10pt"/>
    </style:style>
    <style:style style:name="P30" style:parent-style-name="Normal" style:family="paragraph">
      <style:paragraph-properties fo:text-align="justify" fo:line-height="115%"/>
      <style:text-properties fo:font-size="10pt" style:font-size-asian="10pt" style:font-size-complex="10pt"/>
    </style:style>
    <style:style style:name="P31" style:parent-style-name="Normal" style:family="paragraph">
      <style:text-properties fo:font-size="10pt" style:font-size-asian="10pt" style:font-size-complex="10pt"/>
    </style:style>
    <style:style style:name="TableColumn33" style:family="table-column">
      <style:table-column-properties style:column-width="10.4312in"/>
    </style:style>
    <style:style style:name="Table32" style:family="table" style:master-page-name="MP1">
      <style:table-properties style:width="10.4312in" fo:margin-left="0in" table:align="left"/>
    </style:style>
    <style:style style:name="TableRow34" style:family="table-row">
      <style:table-row-properties/>
    </style:style>
    <style:style style:name="TableCell35" style:family="table-cell">
      <style:table-cell-properties fo:border="0.0069in solid #000000" fo:background-color="#DDDDDD" style:writing-mode="lr-tb" fo:padding-top="0in" fo:padding-left="0.075in" fo:padding-bottom="0in" fo:padding-right="0.075in"/>
    </style:style>
    <style:style style:name="P36" style:parent-style-name="Default" style:family="paragraph">
      <style:paragraph-properties fo:break-before="page" fo:text-align="center"/>
    </style:style>
    <style:style style:name="T39" style:parent-style-name="DefaultParagraphFont" style:family="text">
      <style:text-properties fo:font-weight="bold" style:font-weight-asian="bold" style:font-weight-complex="bold"/>
    </style:style>
    <style:style style:name="P40" style:parent-style-name="Normal" style:family="paragraph">
      <style:paragraph-properties fo:text-align="center"/>
    </style:style>
    <style:style style:name="TableColumn42" style:family="table-column">
      <style:table-column-properties style:column-width="3.8527in"/>
    </style:style>
    <style:style style:name="TableColumn43" style:family="table-column">
      <style:table-column-properties style:column-width="1.3923in"/>
    </style:style>
    <style:style style:name="TableColumn44" style:family="table-column">
      <style:table-column-properties style:column-width="5.2048in"/>
    </style:style>
    <style:style style:name="Table41" style:family="table">
      <style:table-properties style:width="10.45in" fo:margin-left="0in" table:align="left"/>
    </style:style>
    <style:style style:name="TableRow45" style:family="table-row">
      <style:table-row-properties/>
    </style:style>
    <style:style style:name="TableCell46" style:family="table-cell">
      <style:table-cell-properties fo:border="0.0069in solid #000000" fo:background-color="#E6E6E6" style:writing-mode="lr-tb" fo:padding-top="0in" fo:padding-left="0.075in" fo:padding-bottom="0in" fo:padding-right="0.075in"/>
    </style:style>
    <style:style style:name="P47" style:parent-style-name="Normal" style:family="paragraph">
      <style:paragraph-properties fo:text-align="center"/>
      <style:text-properties fo:font-weight="bold" style:font-weight-asian="bold"/>
    </style:style>
    <style:style style:name="TableCell48" style:family="table-cell">
      <style:table-cell-properties fo:border="0.0069in solid #000000" fo:background-color="#E6E6E6" style:writing-mode="lr-tb" fo:padding-top="0in" fo:padding-left="0.075in" fo:padding-bottom="0in" fo:padding-right="0.075in"/>
    </style:style>
    <style:style style:name="P49" style:parent-style-name="Normal" style:family="paragraph">
      <style:paragraph-properties fo:text-align="center"/>
      <style:text-properties fo:font-weight="bold" style:font-weight-asian="bold"/>
    </style:style>
    <style:style style:name="TableCell50" style:family="table-cell">
      <style:table-cell-properties fo:border="0.0069in solid #000000" fo:background-color="#E6E6E6" style:writing-mode="lr-tb" fo:padding-top="0in" fo:padding-left="0.075in" fo:padding-bottom="0in" fo:padding-right="0.075in"/>
    </style:style>
    <style:style style:name="P51" style:parent-style-name="Normal" style:family="paragraph">
      <style:paragraph-properties fo:text-align="center"/>
      <style:text-properties fo:font-weight="bold" style:font-weight-asian="bold"/>
    </style:style>
    <style:style style:name="TableRow52" style:family="table-row">
      <style:table-row-properties/>
    </style:style>
    <style:style style:name="TableCell53" style:family="table-cell">
      <style:table-cell-properties fo:border="0.0069in solid #000000" fo:background-color="#E6E6E6" style:writing-mode="lr-tb" fo:padding-top="0in" fo:padding-left="0.075in" fo:padding-bottom="0in" fo:padding-right="0.075in"/>
    </style:style>
    <style:style style:name="P54" style:parent-style-name="Normal" style:family="paragraph">
      <style:text-properties fo:font-size="10pt" style:font-size-asian="10pt" style:font-size-complex="10pt"/>
    </style:style>
    <style:style style:name="TableColumn56" style:family="table-column">
      <style:table-column-properties style:column-width="1.2576in"/>
    </style:style>
    <style:style style:name="TableColumn57" style:family="table-column">
      <style:table-column-properties style:column-width="2.2868in"/>
    </style:style>
    <style:style style:name="TableColumn58" style:family="table-column">
      <style:table-column-properties style:column-width="0.1541in"/>
    </style:style>
    <style:style style:name="Table55" style:family="table">
      <style:table-properties style:width="3.6986in" fo:margin-left="0in" table:align="left"/>
    </style:style>
    <style:style style:name="TableRow59" style:family="table-row">
      <style:table-row-properties style:min-row-height="0.227in"/>
    </style:style>
    <style:style style:name="TableCell60"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61" style:parent-style-name="Default" style:family="paragraph">
      <style:text-properties fo:font-size="10pt" style:font-size-asian="10pt" style:font-size-complex="10pt"/>
    </style:style>
    <style:style style:name="TableCell62" style:family="table-cell">
      <style:table-cell-properties fo:border-top="0.0034in solid #FFFFFF" fo:border-left="none" fo:border-bottom="0.0034in solid #FFFFFF" fo:border-right="none" style:writing-mode="lr-tb" fo:padding-top="0in" fo:padding-left="0.075in" fo:padding-bottom="0in" fo:padding-right="0.075in"/>
    </style:style>
    <style:style style:name="P63" style:parent-style-name="Default" style:family="paragraph">
      <style:text-properties fo:font-size="10pt" style:font-size-asian="10pt" style:font-size-complex="10pt"/>
    </style:style>
    <style:style style:name="P64" style:parent-style-name="Default" style:family="paragraph">
      <style:text-properties fo:font-size="10pt" style:font-size-asian="10pt" style:font-size-complex="10pt"/>
    </style:style>
    <style:style style:name="TableCell65"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66" style:parent-style-name="Default" style:family="paragraph">
      <style:text-properties fo:font-size="10pt" style:font-size-asian="10pt" style:font-size-complex="10pt"/>
    </style:style>
    <style:style style:name="P67" style:parent-style-name="Normal" style:family="paragraph">
      <style:text-properties fo:font-size="10pt" style:font-size-asian="10pt" style:font-size-complex="10pt"/>
    </style:style>
    <style:style style:name="TableCell68" style:family="table-cell">
      <style:table-cell-properties fo:border="0.0069in solid #000000" fo:background-color="#E6E6E6" style:writing-mode="lr-tb" fo:padding-top="0in" fo:padding-left="0.075in" fo:padding-bottom="0in" fo:padding-right="0.075in"/>
    </style:style>
    <style:style style:name="P69" style:parent-style-name="Normal" style:family="paragraph">
      <style:paragraph-properties fo:text-align="center"/>
      <style:text-properties fo:font-size="10pt" style:font-size-asian="10pt" style:font-size-complex="10pt"/>
    </style:style>
    <style:style style:name="TableCell70" style:family="table-cell">
      <style:table-cell-properties fo:border="0.0069in solid #000000" fo:background-color="#E6E6E6" style:writing-mode="lr-tb" fo:padding-top="0in" fo:padding-left="0.075in" fo:padding-bottom="0in" fo:padding-right="0.075in"/>
    </style:style>
    <style:style style:name="P71" style:parent-style-name="Normal" style:family="paragraph">
      <style:text-properties fo:font-size="10pt" style:font-size-asian="10pt" style:font-size-complex="10pt"/>
    </style:style>
    <style:style style:name="P72" style:parent-style-name="Normal" style:family="paragraph">
      <style:text-properties fo:font-size="10pt" style:font-size-asian="10pt" style:font-size-complex="10pt"/>
    </style:style>
    <style:style style:name="P73" style:parent-style-name="Normal" style:family="paragraph">
      <style:text-properties fo:font-size="10pt" style:font-size-asian="10pt" style:font-size-complex="10pt"/>
    </style:style>
    <style:style style:name="TableRow74" style:family="table-row">
      <style:table-row-properties/>
    </style:style>
    <style:style style:name="TableCell75" style:family="table-cell">
      <style:table-cell-properties fo:border="0.0069in solid #000000" fo:background-color="#E6E6E6" style:writing-mode="lr-tb" fo:padding-top="0in" fo:padding-left="0.075in" fo:padding-bottom="0in" fo:padding-right="0.075in"/>
    </style:style>
    <style:style style:name="TableColumn77" style:family="table-column">
      <style:table-column-properties style:column-width="1.2604in"/>
    </style:style>
    <style:style style:name="TableColumn78" style:family="table-column">
      <style:table-column-properties style:column-width="2.4381in"/>
    </style:style>
    <style:style style:name="Table76" style:family="table">
      <style:table-properties style:width="3.6986in" fo:margin-left="0in" table:align="left"/>
    </style:style>
    <style:style style:name="TableRow79" style:family="table-row">
      <style:table-row-properties style:min-row-height="0.384in"/>
    </style:style>
    <style:style style:name="TableCell80"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81" style:parent-style-name="Default" style:family="paragraph">
      <style:text-properties fo:font-size="10pt" style:font-size-asian="10pt" style:font-size-complex="10pt"/>
    </style:style>
    <style:style style:name="TableCell82"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83" style:parent-style-name="Default" style:family="paragraph">
      <style:text-properties fo:font-size="10pt" style:font-size-asian="10pt" style:font-size-complex="10pt"/>
    </style:style>
    <style:style style:name="P84" style:parent-style-name="Default" style:family="paragraph">
      <style:text-properties fo:font-size="10pt" style:font-size-asian="10pt" style:font-size-complex="10pt"/>
    </style:style>
    <style:style style:name="P85" style:parent-style-name="Normal" style:family="paragraph">
      <style:text-properties fo:font-size="10pt" style:font-size-asian="10pt" style:font-size-complex="10pt"/>
    </style:style>
    <style:style style:name="TableCell86" style:family="table-cell">
      <style:table-cell-properties fo:border="0.0069in solid #000000" fo:background-color="#E6E6E6" style:writing-mode="lr-tb" fo:padding-top="0in" fo:padding-left="0.075in" fo:padding-bottom="0in" fo:padding-right="0.075in"/>
    </style:style>
    <style:style style:name="P87" style:parent-style-name="Normal" style:family="paragraph">
      <style:paragraph-properties fo:text-align="center"/>
      <style:text-properties fo:font-size="10pt" style:font-size-asian="10pt" style:font-size-complex="10pt"/>
    </style:style>
    <style:style style:name="TableCell88" style:family="table-cell">
      <style:table-cell-properties fo:border="0.0069in solid #000000" fo:background-color="#E6E6E6" style:writing-mode="lr-tb" fo:padding-top="0in" fo:padding-left="0.075in" fo:padding-bottom="0in" fo:padding-right="0.075in"/>
    </style:style>
    <style:style style:name="P89" style:parent-style-name="Normal" style:family="paragraph">
      <style:text-properties fo:font-size="10pt" style:font-size-asian="10pt" style:font-size-complex="10pt"/>
    </style:style>
    <style:style style:name="P90" style:parent-style-name="Normal" style:family="paragraph">
      <style:text-properties fo:font-size="10pt" style:font-size-asian="10pt" style:font-size-complex="10pt"/>
    </style:style>
    <style:style style:name="P91" style:parent-style-name="Normal" style:family="paragraph">
      <style:text-properties fo:font-size="10pt" style:font-size-asian="10pt" style:font-size-complex="10pt"/>
    </style:style>
    <style:style style:name="TableRow92" style:family="table-row">
      <style:table-row-properties/>
    </style:style>
    <style:style style:name="TableCell93" style:family="table-cell">
      <style:table-cell-properties fo:border="0.0069in solid #000000" fo:background-color="#E6E6E6" style:writing-mode="lr-tb" fo:padding-top="0in" fo:padding-left="0.075in" fo:padding-bottom="0in" fo:padding-right="0.075in"/>
    </style:style>
    <style:style style:name="TableColumn95" style:family="table-column">
      <style:table-column-properties style:column-width="1.2631in"/>
    </style:style>
    <style:style style:name="TableColumn96" style:family="table-column">
      <style:table-column-properties style:column-width="2.4354in"/>
    </style:style>
    <style:style style:name="Table94" style:family="table">
      <style:table-properties style:width="3.6986in" fo:margin-left="0in" table:align="left"/>
    </style:style>
    <style:style style:name="TableRow97" style:family="table-row">
      <style:table-row-properties style:min-row-height="0.1465in"/>
    </style:style>
    <style:style style:name="TableCell98"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99" style:parent-style-name="Default" style:family="paragraph">
      <style:text-properties fo:font-size="10pt" style:font-size-asian="10pt" style:font-size-complex="10pt"/>
    </style:style>
    <style:style style:name="TableCell100"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101" style:parent-style-name="Default" style:family="paragraph">
      <style:text-properties fo:font-size="10pt" style:font-size-asian="10pt" style:font-size-complex="10pt"/>
    </style:style>
    <style:style style:name="P102" style:parent-style-name="Normal" style:family="paragraph">
      <style:text-properties fo:font-size="10pt" style:font-size-asian="10pt" style:font-size-complex="10pt"/>
    </style:style>
    <style:style style:name="TableCell103" style:family="table-cell">
      <style:table-cell-properties fo:border="0.0069in solid #000000" fo:background-color="#E6E6E6" style:writing-mode="lr-tb" fo:padding-top="0in" fo:padding-left="0.075in" fo:padding-bottom="0in" fo:padding-right="0.075in"/>
    </style:style>
    <style:style style:name="P104" style:parent-style-name="Normal" style:family="paragraph">
      <style:paragraph-properties fo:text-align="center"/>
      <style:text-properties fo:font-size="10pt" style:font-size-asian="10pt" style:font-size-complex="10pt"/>
    </style:style>
    <style:style style:name="TableCell105" style:family="table-cell">
      <style:table-cell-properties fo:border="0.0069in solid #000000" fo:background-color="#E6E6E6" style:writing-mode="lr-tb" fo:padding-top="0in" fo:padding-left="0.075in" fo:padding-bottom="0in" fo:padding-right="0.075in"/>
    </style:style>
    <style:style style:name="P106" style:parent-style-name="Normal" style:family="paragraph">
      <style:text-properties fo:font-size="10pt" style:font-size-asian="10pt" style:font-size-complex="10pt"/>
    </style:style>
    <style:style style:name="TableRow107" style:family="table-row">
      <style:table-row-properties/>
    </style:style>
    <style:style style:name="TableCell108" style:family="table-cell">
      <style:table-cell-properties fo:border="0.0069in solid #000000" fo:background-color="#E6E6E6" style:writing-mode="lr-tb" fo:padding-top="0in" fo:padding-left="0.075in" fo:padding-bottom="0in" fo:padding-right="0.075in"/>
    </style:style>
    <style:style style:name="TableColumn110" style:family="table-column">
      <style:table-column-properties style:column-width="1.2534in"/>
    </style:style>
    <style:style style:name="TableColumn111" style:family="table-column">
      <style:table-column-properties style:column-width="2.4451in"/>
    </style:style>
    <style:style style:name="Table109" style:family="table">
      <style:table-properties style:width="3.6986in" fo:margin-left="0in" table:align="left"/>
    </style:style>
    <style:style style:name="TableRow112" style:family="table-row">
      <style:table-row-properties style:min-row-height="0.3062in"/>
    </style:style>
    <style:style style:name="TableCell113"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114" style:parent-style-name="Default" style:family="paragraph">
      <style:text-properties fo:font-size="10pt" style:font-size-asian="10pt" style:font-size-complex="10pt"/>
    </style:style>
    <style:style style:name="TableCell115"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116" style:parent-style-name="Default" style:family="paragraph">
      <style:text-properties fo:font-size="10pt" style:font-size-asian="10pt" style:font-size-complex="10pt"/>
    </style:style>
    <style:style style:name="P117" style:parent-style-name="Default" style:family="paragraph">
      <style:text-properties fo:font-size="10pt" style:font-size-asian="10pt" style:font-size-complex="10pt"/>
    </style:style>
    <style:style style:name="P118" style:parent-style-name="Default" style:family="paragraph">
      <style:text-properties fo:font-size="10pt" style:font-size-asian="10pt" style:font-size-complex="10pt"/>
    </style:style>
    <style:style style:name="TableCell119" style:family="table-cell">
      <style:table-cell-properties fo:border="0.0069in solid #000000" fo:background-color="#E6E6E6" style:writing-mode="lr-tb" fo:padding-top="0in" fo:padding-left="0.075in" fo:padding-bottom="0in" fo:padding-right="0.075in"/>
    </style:style>
    <style:style style:name="P120" style:parent-style-name="Normal" style:family="paragraph">
      <style:paragraph-properties fo:text-align="center"/>
      <style:text-properties fo:font-size="10pt" style:font-size-asian="10pt" style:font-size-complex="10pt"/>
    </style:style>
    <style:style style:name="TableCell121" style:family="table-cell">
      <style:table-cell-properties fo:border="0.0069in solid #000000" fo:background-color="#E6E6E6" style:writing-mode="lr-tb" fo:padding-top="0in" fo:padding-left="0.075in" fo:padding-bottom="0in" fo:padding-right="0.075in"/>
    </style:style>
    <style:style style:name="P122" style:parent-style-name="Normal" style:family="paragraph">
      <style:text-properties fo:font-size="10pt" style:font-size-asian="10pt" style:font-size-complex="10pt"/>
    </style:style>
    <style:style style:name="P123" style:parent-style-name="Normal" style:family="paragraph">
      <style:text-properties fo:font-size="10pt" style:font-size-asian="10pt" style:font-size-complex="10pt"/>
    </style:style>
    <style:style style:name="P124" style:parent-style-name="Normal" style:family="paragraph">
      <style:text-properties fo:font-size="10pt" style:font-size-asian="10pt" style:font-size-complex="10pt"/>
    </style:style>
    <style:style style:name="TableRow125" style:family="table-row">
      <style:table-row-properties/>
    </style:style>
    <style:style style:name="TableCell126" style:family="table-cell">
      <style:table-cell-properties fo:border="0.0069in solid #000000" fo:background-color="#E6E6E6" style:writing-mode="lr-tb" fo:padding-top="0in" fo:padding-left="0.075in" fo:padding-bottom="0in" fo:padding-right="0.075in"/>
    </style:style>
    <style:style style:name="TableColumn128" style:family="table-column">
      <style:table-column-properties style:column-width="1.2527in"/>
    </style:style>
    <style:style style:name="TableColumn129" style:family="table-column">
      <style:table-column-properties style:column-width="2.4458in"/>
    </style:style>
    <style:style style:name="Table127" style:family="table">
      <style:table-properties style:width="3.6986in" fo:margin-left="0in" table:align="left"/>
    </style:style>
    <style:style style:name="TableRow130" style:family="table-row">
      <style:table-row-properties style:min-row-height="0.3048in"/>
    </style:style>
    <style:style style:name="TableCell131"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132" style:parent-style-name="Default" style:family="paragraph">
      <style:text-properties fo:font-size="10pt" style:font-size-asian="10pt" style:font-size-complex="10pt"/>
    </style:style>
    <style:style style:name="TableCell133"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134" style:parent-style-name="Default" style:family="paragraph">
      <style:text-properties fo:font-size="10pt" style:font-size-asian="10pt" style:font-size-complex="10pt"/>
    </style:style>
    <style:style style:name="P135" style:parent-style-name="Default" style:family="paragraph">
      <style:text-properties fo:font-size="10pt" style:font-size-asian="10pt" style:font-size-complex="10pt"/>
    </style:style>
    <style:style style:name="P136" style:parent-style-name="Normal" style:family="paragraph">
      <style:text-properties fo:font-size="10pt" style:font-size-asian="10pt" style:font-size-complex="10pt"/>
    </style:style>
    <style:style style:name="TableCell137" style:family="table-cell">
      <style:table-cell-properties fo:border="0.0069in solid #000000" fo:background-color="#E6E6E6" style:writing-mode="lr-tb" fo:padding-top="0in" fo:padding-left="0.075in" fo:padding-bottom="0in" fo:padding-right="0.075in"/>
    </style:style>
    <style:style style:name="P138" style:parent-style-name="Normal" style:family="paragraph">
      <style:paragraph-properties fo:text-align="center"/>
      <style:text-properties fo:font-size="10pt" style:font-size-asian="10pt" style:font-size-complex="10pt"/>
    </style:style>
    <style:style style:name="P139" style:parent-style-name="Normal" style:family="paragraph">
      <style:paragraph-properties fo:text-align="center"/>
    </style:style>
    <style:style style:name="T140" style:parent-style-name="DefaultParagraphFont" style:family="text">
      <style:text-properties fo:font-size="10pt" style:font-size-asian="10pt" style:font-size-complex="10pt"/>
    </style:style>
    <style:style style:name="TableCell141" style:family="table-cell">
      <style:table-cell-properties fo:border="0.0069in solid #000000" fo:background-color="#E6E6E6" style:writing-mode="lr-tb" fo:padding-top="0in" fo:padding-left="0.075in" fo:padding-bottom="0in" fo:padding-right="0.075in"/>
    </style:style>
    <style:style style:name="P142" style:parent-style-name="Normal" style:family="paragraph">
      <style:text-properties fo:font-size="10pt" style:font-size-asian="10pt" style:font-size-complex="10pt"/>
    </style:style>
    <style:style style:name="P143" style:parent-style-name="Normal" style:family="paragraph">
      <style:text-properties fo:font-size="10pt" style:font-size-asian="10pt" style:font-size-complex="10pt"/>
    </style:style>
    <style:style style:name="P144" style:parent-style-name="Normal" style:family="paragraph">
      <style:text-properties fo:font-size="10pt" style:font-size-asian="10pt" style:font-size-complex="10pt"/>
    </style:style>
    <style:style style:name="TableRow145" style:family="table-row">
      <style:table-row-properties/>
    </style:style>
    <style:style style:name="TableCell146" style:family="table-cell">
      <style:table-cell-properties fo:border="0.0069in solid #000000" fo:background-color="#E6E6E6" style:writing-mode="lr-tb" fo:padding-top="0in" fo:padding-left="0.075in" fo:padding-bottom="0in" fo:padding-right="0.075in"/>
    </style:style>
    <style:style style:name="TableColumn148" style:family="table-column">
      <style:table-column-properties style:column-width="1.2423in"/>
    </style:style>
    <style:style style:name="TableColumn149" style:family="table-column">
      <style:table-column-properties style:column-width="2.4562in"/>
    </style:style>
    <style:style style:name="Table147" style:family="table">
      <style:table-properties style:width="3.6986in" fo:margin-left="0in" table:align="left"/>
    </style:style>
    <style:style style:name="TableRow150" style:family="table-row">
      <style:table-row-properties style:min-row-height="1.1833in"/>
    </style:style>
    <style:style style:name="TableCell151"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152" style:parent-style-name="Default" style:family="paragraph">
      <style:text-properties fo:font-size="10pt" style:font-size-asian="10pt" style:font-size-complex="10pt"/>
    </style:style>
    <style:style style:name="TableCell153"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TableColumn155" style:family="table-column">
      <style:table-column-properties style:column-width="2.302in"/>
    </style:style>
    <style:style style:name="Table154" style:family="table">
      <style:table-properties style:width="2.302in" fo:margin-left="0in" table:align="left"/>
    </style:style>
    <style:style style:name="TableRow156" style:family="table-row">
      <style:table-row-properties style:min-row-height="0.3069in"/>
    </style:style>
    <style:style style:name="TableCell157" style:family="table-cell">
      <style:table-cell-properties fo:border="0.0034in solid #FFFFFF" style:writing-mode="lr-tb" fo:padding-top="0in" fo:padding-left="0.075in" fo:padding-bottom="0in" fo:padding-right="0.075in"/>
    </style:style>
    <style:style style:name="P158" style:parent-style-name="Default" style:family="paragraph">
      <style:text-properties fo:font-size="10pt" style:font-size-asian="10pt" style:font-size-complex="10pt"/>
    </style:style>
    <style:style style:name="P159" style:parent-style-name="Default" style:family="paragraph">
      <style:text-properties fo:font-size="10pt" style:font-size-asian="10pt" style:font-size-complex="10pt"/>
    </style:style>
    <style:style style:name="P160" style:parent-style-name="Default" style:family="paragraph">
      <style:text-properties fo:font-size="10pt" style:font-size-asian="10pt" style:font-size-complex="10pt"/>
    </style:style>
    <style:style style:name="TableCell161" style:family="table-cell">
      <style:table-cell-properties fo:border="0.0069in solid #000000" fo:background-color="#E6E6E6" style:writing-mode="lr-tb" fo:padding-top="0in" fo:padding-left="0.075in" fo:padding-bottom="0in" fo:padding-right="0.075in"/>
    </style:style>
    <style:style style:name="P162" style:parent-style-name="Normal" style:family="paragraph">
      <style:paragraph-properties fo:text-align="center"/>
      <style:text-properties fo:font-size="10pt" style:font-size-asian="10pt" style:font-size-complex="10pt"/>
    </style:style>
    <style:style style:name="TableCell163" style:family="table-cell">
      <style:table-cell-properties fo:border="0.0069in solid #000000" fo:background-color="#E6E6E6" style:writing-mode="lr-tb" fo:padding-top="0in" fo:padding-left="0.075in" fo:padding-bottom="0in" fo:padding-right="0.075in"/>
    </style:style>
    <style:style style:name="P164" style:parent-style-name="Normal" style:family="paragraph">
      <style:text-properties fo:font-size="10pt" style:font-size-asian="10pt" style:font-size-complex="10pt"/>
    </style:style>
    <style:style style:name="TableRow165" style:family="table-row">
      <style:table-row-properties/>
    </style:style>
    <style:style style:name="TableCell166" style:family="table-cell">
      <style:table-cell-properties fo:border="0.0069in solid #000000" fo:background-color="#E6E6E6" style:writing-mode="lr-tb" fo:padding-top="0in" fo:padding-left="0.075in" fo:padding-bottom="0in" fo:padding-right="0.075in"/>
    </style:style>
    <style:style style:name="TableColumn168" style:family="table-column">
      <style:table-column-properties style:column-width="1.2506in"/>
    </style:style>
    <style:style style:name="TableColumn169" style:family="table-column">
      <style:table-column-properties style:column-width="2.4479in"/>
    </style:style>
    <style:style style:name="Table167" style:family="table">
      <style:table-properties style:width="3.6986in" fo:margin-left="0in" table:align="left"/>
    </style:style>
    <style:style style:name="TableRow170" style:family="table-row">
      <style:table-row-properties style:min-row-height="0.3861in"/>
    </style:style>
    <style:style style:name="TableCell171"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172" style:parent-style-name="Default" style:family="paragraph">
      <style:text-properties fo:font-size="10pt" style:font-size-asian="10pt" style:font-size-complex="10pt"/>
    </style:style>
    <style:style style:name="TableCell173"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174" style:parent-style-name="Default" style:family="paragraph">
      <style:text-properties fo:font-size="10pt" style:font-size-asian="10pt" style:font-size-complex="10pt"/>
    </style:style>
    <style:style style:name="P175" style:parent-style-name="Normal" style:family="paragraph">
      <style:text-properties fo:font-size="10pt" style:font-size-asian="10pt" style:font-size-complex="10pt"/>
    </style:style>
    <style:style style:name="TableCell176" style:family="table-cell">
      <style:table-cell-properties fo:border="0.0069in solid #000000" fo:background-color="#E6E6E6" style:writing-mode="lr-tb" fo:padding-top="0in" fo:padding-left="0.075in" fo:padding-bottom="0in" fo:padding-right="0.075in"/>
    </style:style>
    <style:style style:name="P177" style:parent-style-name="Normal" style:family="paragraph">
      <style:paragraph-properties fo:text-align="center"/>
      <style:text-properties fo:font-size="10pt" style:font-size-asian="10pt" style:font-size-complex="10pt"/>
    </style:style>
    <style:style style:name="TableCell178" style:family="table-cell">
      <style:table-cell-properties fo:border="0.0069in solid #000000" fo:background-color="#E6E6E6" style:writing-mode="lr-tb" fo:padding-top="0in" fo:padding-left="0.075in" fo:padding-bottom="0in" fo:padding-right="0.075in"/>
    </style:style>
    <style:style style:name="P179" style:parent-style-name="Normal" style:family="paragraph">
      <style:text-properties fo:font-size="10pt" style:font-size-asian="10pt" style:font-size-complex="10pt"/>
    </style:style>
    <style:style style:name="TableRow180" style:family="table-row">
      <style:table-row-properties/>
    </style:style>
    <style:style style:name="TableCell181" style:family="table-cell">
      <style:table-cell-properties fo:border="0.0069in solid #000000" fo:background-color="#E6E6E6" style:writing-mode="lr-tb" fo:padding-top="0in" fo:padding-left="0.075in" fo:padding-bottom="0in" fo:padding-right="0.075in"/>
    </style:style>
    <style:style style:name="TableColumn183" style:family="table-column">
      <style:table-column-properties style:column-width="1.2388in"/>
    </style:style>
    <style:style style:name="TableColumn184" style:family="table-column">
      <style:table-column-properties style:column-width="2.4597in"/>
    </style:style>
    <style:style style:name="Table182" style:family="table">
      <style:table-properties style:width="3.6986in" fo:margin-left="0in" table:align="left"/>
    </style:style>
    <style:style style:name="TableRow185" style:family="table-row">
      <style:table-row-properties style:min-row-height="0.3861in"/>
    </style:style>
    <style:style style:name="TableCell186"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187" style:parent-style-name="Default" style:family="paragraph">
      <style:text-properties fo:font-size="10pt" style:font-size-asian="10pt" style:font-size-complex="10pt"/>
    </style:style>
    <style:style style:name="P188" style:parent-style-name="Default" style:family="paragraph">
      <style:text-properties fo:font-size="10pt" style:font-size-asian="10pt" style:font-size-complex="10pt"/>
    </style:style>
    <style:style style:name="TableCell189"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190" style:parent-style-name="Default" style:family="paragraph">
      <style:text-properties fo:font-size="10pt" style:font-size-asian="10pt" style:font-size-complex="10pt"/>
    </style:style>
    <style:style style:name="P191" style:parent-style-name="Normal" style:family="paragraph">
      <style:text-properties fo:font-size="10pt" style:font-size-asian="10pt" style:font-size-complex="10pt"/>
    </style:style>
    <style:style style:name="TableCell192" style:family="table-cell">
      <style:table-cell-properties fo:border="0.0069in solid #000000" fo:background-color="#E6E6E6" style:writing-mode="lr-tb" fo:padding-top="0in" fo:padding-left="0.075in" fo:padding-bottom="0in" fo:padding-right="0.075in"/>
    </style:style>
    <style:style style:name="P193" style:parent-style-name="Normal" style:family="paragraph">
      <style:paragraph-properties fo:text-align="center"/>
    </style:style>
    <style:style style:name="T194" style:parent-style-name="DefaultParagraphFont" style:family="text">
      <style:text-properties fo:font-size="10pt" style:font-size-asian="10pt" style:font-size-complex="10pt"/>
    </style:style>
    <style:style style:name="TableCell195" style:family="table-cell">
      <style:table-cell-properties fo:border="0.0069in solid #000000" fo:background-color="#E6E6E6" style:writing-mode="lr-tb" fo:padding-top="0in" fo:padding-left="0.075in" fo:padding-bottom="0in" fo:padding-right="0.075in"/>
    </style:style>
    <style:style style:name="P196" style:parent-style-name="Normal" style:family="paragraph">
      <style:text-properties fo:font-size="10pt" style:font-size-asian="10pt" style:font-size-complex="10pt"/>
    </style:style>
    <style:style style:name="TableRow197" style:family="table-row">
      <style:table-row-properties/>
    </style:style>
    <style:style style:name="TableCell198" style:family="table-cell">
      <style:table-cell-properties fo:border="0.0069in solid #000000" fo:background-color="#E6E6E6" style:writing-mode="lr-tb" fo:padding-top="0in" fo:padding-left="0.075in" fo:padding-bottom="0in" fo:padding-right="0.075in"/>
    </style:style>
    <style:style style:name="TableColumn200" style:family="table-column">
      <style:table-column-properties style:column-width="1.2486in"/>
    </style:style>
    <style:style style:name="TableColumn201" style:family="table-column">
      <style:table-column-properties style:column-width="2.45in"/>
    </style:style>
    <style:style style:name="Table199" style:family="table">
      <style:table-properties style:width="3.6986in" fo:margin-left="0in" table:align="left"/>
    </style:style>
    <style:style style:name="TableRow202" style:family="table-row">
      <style:table-row-properties style:min-row-height="0.3847in"/>
    </style:style>
    <style:style style:name="TableCell203"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204" style:parent-style-name="Default" style:family="paragraph">
      <style:text-properties fo:font-size="10pt" style:font-size-asian="10pt" style:font-size-complex="10pt"/>
    </style:style>
    <style:style style:name="TableCell205"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206" style:parent-style-name="Default" style:family="paragraph">
      <style:text-properties fo:font-size="10pt" style:font-size-asian="10pt" style:font-size-complex="10pt"/>
    </style:style>
    <style:style style:name="P207" style:parent-style-name="Default" style:family="paragraph">
      <style:text-properties fo:font-size="10pt" style:font-size-asian="10pt" style:font-size-complex="10pt"/>
    </style:style>
    <style:style style:name="P208" style:parent-style-name="Normal" style:family="paragraph">
      <style:text-properties fo:font-size="10pt" style:font-size-asian="10pt" style:font-size-complex="10pt"/>
    </style:style>
    <style:style style:name="TableCell209" style:family="table-cell">
      <style:table-cell-properties fo:border="0.0069in solid #000000" fo:background-color="#E6E6E6" style:writing-mode="lr-tb" fo:padding-top="0in" fo:padding-left="0.075in" fo:padding-bottom="0in" fo:padding-right="0.075in"/>
    </style:style>
    <style:style style:name="P210" style:parent-style-name="Normal" style:family="paragraph">
      <style:paragraph-properties fo:text-align="center"/>
      <style:text-properties fo:font-size="10pt" style:font-size-asian="10pt" style:font-size-complex="10pt"/>
    </style:style>
    <style:style style:name="TableCell211" style:family="table-cell">
      <style:table-cell-properties fo:border="0.0069in solid #000000" fo:background-color="#E6E6E6" style:writing-mode="lr-tb" fo:padding-top="0in" fo:padding-left="0.075in" fo:padding-bottom="0in" fo:padding-right="0.075in"/>
    </style:style>
    <style:style style:name="P212" style:parent-style-name="Normal" style:family="paragraph">
      <style:text-properties fo:font-size="10pt" style:font-size-asian="10pt" style:font-size-complex="10pt"/>
    </style:style>
    <style:style style:name="TableRow213" style:family="table-row">
      <style:table-row-properties/>
    </style:style>
    <style:style style:name="TableCell214" style:family="table-cell">
      <style:table-cell-properties fo:border="0.0069in solid #000000" fo:background-color="#E6E6E6" style:writing-mode="lr-tb" fo:padding-top="0in" fo:padding-left="0.075in" fo:padding-bottom="0in" fo:padding-right="0.075in"/>
    </style:style>
    <style:style style:name="TableColumn216" style:family="table-column">
      <style:table-column-properties style:column-width="1.2541in"/>
    </style:style>
    <style:style style:name="TableColumn217" style:family="table-column">
      <style:table-column-properties style:column-width="2.4444in"/>
    </style:style>
    <style:style style:name="Table215" style:family="table">
      <style:table-properties style:width="3.6986in" fo:margin-left="0in" table:align="left"/>
    </style:style>
    <style:style style:name="TableRow218" style:family="table-row">
      <style:table-row-properties style:min-row-height="0.4659in"/>
    </style:style>
    <style:style style:name="TableCell219"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220" style:parent-style-name="Default" style:family="paragraph">
      <style:text-properties fo:font-size="10pt" style:font-size-asian="10pt" style:font-size-complex="10pt"/>
    </style:style>
    <style:style style:name="TableCell221"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222" style:parent-style-name="Default" style:family="paragraph">
      <style:text-properties fo:font-size="10pt" style:font-size-asian="10pt" style:font-size-complex="10pt"/>
    </style:style>
    <style:style style:name="P223" style:parent-style-name="Normal" style:family="paragraph">
      <style:text-properties fo:font-size="10pt" style:font-size-asian="10pt" style:font-size-complex="10pt"/>
    </style:style>
    <style:style style:name="TableCell224" style:family="table-cell">
      <style:table-cell-properties fo:border="0.0069in solid #000000" fo:background-color="#E6E6E6" style:writing-mode="lr-tb" fo:padding-top="0in" fo:padding-left="0.075in" fo:padding-bottom="0in" fo:padding-right="0.075in"/>
    </style:style>
    <style:style style:name="P225" style:parent-style-name="Normal" style:family="paragraph">
      <style:paragraph-properties fo:text-align="center"/>
      <style:text-properties fo:font-size="10pt" style:font-size-asian="10pt" style:font-size-complex="10pt"/>
    </style:style>
    <style:style style:name="TableCell226" style:family="table-cell">
      <style:table-cell-properties fo:border="0.0069in solid #000000" fo:background-color="#E6E6E6" style:writing-mode="lr-tb" fo:padding-top="0in" fo:padding-left="0.075in" fo:padding-bottom="0in" fo:padding-right="0.075in"/>
    </style:style>
    <style:style style:name="P227" style:parent-style-name="Normal" style:family="paragraph">
      <style:text-properties fo:font-size="10pt" style:font-size-asian="10pt" style:font-size-complex="10pt"/>
    </style:style>
    <style:style style:name="TableRow228" style:family="table-row">
      <style:table-row-properties/>
    </style:style>
    <style:style style:name="TableCell229" style:family="table-cell">
      <style:table-cell-properties fo:border="0.0069in solid #000000" fo:background-color="#E6E6E6" style:writing-mode="lr-tb" fo:padding-top="0in" fo:padding-left="0.075in" fo:padding-bottom="0in" fo:padding-right="0.075in"/>
    </style:style>
    <style:style style:name="TableColumn231" style:family="table-column">
      <style:table-column-properties style:column-width="1.2763in"/>
    </style:style>
    <style:style style:name="TableColumn232" style:family="table-column">
      <style:table-column-properties style:column-width="2.4222in"/>
    </style:style>
    <style:style style:name="Table230" style:family="table">
      <style:table-properties style:width="3.6986in" fo:margin-left="0in" table:align="left"/>
    </style:style>
    <style:style style:name="TableRow233" style:family="table-row">
      <style:table-row-properties style:min-row-height="0.2243in"/>
    </style:style>
    <style:style style:name="TableCell234"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235" style:parent-style-name="Default" style:family="paragraph">
      <style:text-properties fo:font-size="10pt" style:font-size-asian="10pt" style:font-size-complex="10pt"/>
    </style:style>
    <style:style style:name="TableCell236"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237" style:parent-style-name="Default" style:family="paragraph">
      <style:text-properties fo:font-size="10pt" style:font-size-asian="10pt" style:font-size-complex="10pt"/>
    </style:style>
    <style:style style:name="P238" style:parent-style-name="Default" style:family="paragraph">
      <style:text-properties fo:font-size="10pt" style:font-size-asian="10pt" style:font-size-complex="10pt"/>
    </style:style>
    <style:style style:name="P239" style:parent-style-name="Normal" style:family="paragraph">
      <style:text-properties fo:font-size="10pt" style:font-size-asian="10pt" style:font-size-complex="10pt"/>
    </style:style>
    <style:style style:name="TableCell240" style:family="table-cell">
      <style:table-cell-properties fo:border="0.0069in solid #000000" fo:background-color="#E6E6E6" style:writing-mode="lr-tb" fo:padding-top="0in" fo:padding-left="0.075in" fo:padding-bottom="0in" fo:padding-right="0.075in"/>
    </style:style>
    <style:style style:name="P241" style:parent-style-name="Normal" style:family="paragraph">
      <style:paragraph-properties fo:text-align="center"/>
      <style:text-properties fo:font-size="10pt" style:font-size-asian="10pt" style:font-size-complex="10pt"/>
    </style:style>
    <style:style style:name="TableCell242" style:family="table-cell">
      <style:table-cell-properties fo:border="0.0069in solid #000000" fo:background-color="#E6E6E6" style:writing-mode="lr-tb" fo:padding-top="0in" fo:padding-left="0.075in" fo:padding-bottom="0in" fo:padding-right="0.075in"/>
    </style:style>
    <style:style style:name="T243" style:parent-style-name="DefaultParagraphFont" style:family="text">
      <style:text-properties fo:font-size="10pt" style:font-size-asian="10pt" style:font-size-complex="10pt"/>
    </style:style>
    <style:style style:name="T244" style:parent-style-name="DefaultParagraphFont" style:family="text">
      <style:text-properties fo:font-size="10pt" style:font-size-asian="10pt" style:font-size-complex="10pt"/>
    </style:style>
    <style:style style:name="T245" style:parent-style-name="DefaultParagraphFont" style:family="text">
      <style:text-properties style:text-position="super 65%" fo:font-size="10pt" style:font-size-asian="10pt" style:font-size-complex="10pt"/>
    </style:style>
    <style:style style:name="T246" style:parent-style-name="DefaultParagraphFont" style:family="text">
      <style:text-properties fo:font-size="10pt" style:font-size-asian="10pt" style:font-size-complex="10pt"/>
    </style:style>
    <style:style style:name="TableRow247" style:family="table-row">
      <style:table-row-properties/>
    </style:style>
    <style:style style:name="TableCell248" style:family="table-cell">
      <style:table-cell-properties fo:border="0.0069in solid #000000" fo:background-color="#E6E6E6" style:writing-mode="lr-tb" fo:padding-top="0in" fo:padding-left="0.075in" fo:padding-bottom="0in" fo:padding-right="0.075in"/>
    </style:style>
    <style:style style:name="TableColumn250" style:family="table-column">
      <style:table-column-properties style:column-width="1.2659in"/>
    </style:style>
    <style:style style:name="TableColumn251" style:family="table-column">
      <style:table-column-properties style:column-width="2.4326in"/>
    </style:style>
    <style:style style:name="Table249" style:family="table">
      <style:table-properties style:width="3.6986in" fo:margin-left="0in" table:align="left"/>
    </style:style>
    <style:style style:name="TableRow252" style:family="table-row">
      <style:table-row-properties style:min-row-height="0.3062in"/>
    </style:style>
    <style:style style:name="TableCell253" style:family="table-cell">
      <style:table-cell-properties fo:border-top="0.0034in solid #FFFFFF" fo:border-left="0.0034in solid #FFFFFF" fo:border-bottom="0.0034in solid #FFFFFF" fo:border-right="none" style:writing-mode="lr-tb" fo:padding-top="0in" fo:padding-left="0.075in" fo:padding-bottom="0in" fo:padding-right="0.075in"/>
    </style:style>
    <style:style style:name="P254" style:parent-style-name="Default" style:family="paragraph">
      <style:text-properties fo:font-size="10pt" style:font-size-asian="10pt" style:font-size-complex="10pt"/>
    </style:style>
    <style:style style:name="TableCell255" style:family="table-cell">
      <style:table-cell-properties fo:border-top="0.0034in solid #FFFFFF" fo:border-left="none" fo:border-bottom="0.0034in solid #FFFFFF" fo:border-right="0.0034in solid #FFFFFF" style:writing-mode="lr-tb" fo:padding-top="0in" fo:padding-left="0.075in" fo:padding-bottom="0in" fo:padding-right="0.075in"/>
    </style:style>
    <style:style style:name="P256" style:parent-style-name="Default" style:family="paragraph">
      <style:text-properties fo:font-size="10pt" style:font-size-asian="10pt" style:font-size-complex="10pt"/>
    </style:style>
    <style:style style:name="P257" style:parent-style-name="Normal" style:family="paragraph">
      <style:text-properties fo:font-size="10pt" style:font-size-asian="10pt" style:font-size-complex="10pt"/>
    </style:style>
    <style:style style:name="TableCell258" style:family="table-cell">
      <style:table-cell-properties fo:border="0.0069in solid #000000" fo:background-color="#E6E6E6" style:writing-mode="lr-tb" fo:padding-top="0in" fo:padding-left="0.075in" fo:padding-bottom="0in" fo:padding-right="0.075in"/>
    </style:style>
    <style:style style:name="P259" style:parent-style-name="Normal" style:family="paragraph">
      <style:paragraph-properties fo:text-align="center"/>
      <style:text-properties fo:font-size="10pt" style:font-size-asian="10pt" style:font-size-complex="10pt"/>
    </style:style>
    <style:style style:name="TableCell260" style:family="table-cell">
      <style:table-cell-properties fo:border="0.0069in solid #000000" fo:background-color="#E6E6E6" style:writing-mode="lr-tb" fo:padding-top="0in" fo:padding-left="0.075in" fo:padding-bottom="0in" fo:padding-right="0.075in"/>
    </style:style>
    <style:style style:name="P261" style:parent-style-name="Normal" style:family="paragraph">
      <style:text-properties fo:font-size="10pt" style:font-size-asian="10pt" style:font-size-complex="10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8">Evaluation Report Title:</text:span><text:s/></text:p>
            <text:p text:style-name="P9"><text:s/><text:span text:style-name="T10">PO6311 Independent Evaluation for Promoting Pro-poor Opportunities in Commodities and Service Markets (Propcom) Mai-karfi Programme, Northern Nigeria, 2018</text:span></text:p>
            <text:p text:style-name="P11"/>
          </table:table-cell>
        </table:table-row>
      </table:table>
      <text:p text:style-name="P12"/>
      <text:p text:style-name="P13">Response to Evaluation Report (overarching narrative)<text:s/></text:p>
      <text:p text:style-name="P14"/>
      <table:table table:style-name="Table15">
        <table:table-columns>
          <table:table-column table:style-name="TableColumn16"/>
        </table:table-columns>
        <table:table-row table:style-name="TableRow17">
          <table:table-cell table:style-name="TableCell18">
            <text:p text:style-name="P19"/>
            <text:p text:style-name="P20"/>
            <text:p text:style-name="P21">The findings from this independent evaluation are very much in alignment with evidence that PropCom MaiKarfi (PM) programme has generated internally through their robust monitoring systems.<text:s/></text:p>
            <text:p text:style-name="P22"/>
            <text:p text:style-name="P23">There is useful evidence that validates what were anecdotes on farmer behaviour, which will complement the programme’s routine data. For example, robust evidence on what women do when their poultry flock sizes increase due to improved productivity builds our understanding of the programme’s outcomes.<text:s/></text:p>
            <text:p text:style-name="P24"/>
            <text:p text:style-name="P25">The evaluation gives a wider perspective to measuring resilience vis-à-vis asset acquisition and income diversification. More so, the evaluation confirms PM’s position on using “Adoption” as a measure of resilience. In particular, the evaluation found that farmers who were affected by conflict returned to their improved poultry practice once they returned to farming. <text:s/></text:p>
            <text:p text:style-name="P26"/>
            <text:p text:style-name="P27">In general, the recommendations are valuable and will be taken into account as PM carry on<text:s/>with implementation in this sector during the recently approved three-year extension.<text:s/></text:p>
            <text:p text:style-name="P28"/>
            <text:p text:style-name="P29">Nevertheless, one or two recommendations may not be realistic within the context of Northern Nigeria. <text:s/>This, to some extent, demonstrates limited knowledge of how the private sector works, and how PropCom operates.</text:p>
            <text:p text:style-name="P30"/>
            <text:p text:style-name="P31"/>
            <text:p text:style-name="Normal"/>
          </table:table-cell>
        </table:table-row>
      </table:table>
      <table:table table:style-name="Table32">
        <table:table-columns>
          <table:table-column table:style-name="TableColumn33"/>
        </table:table-columns>
        <table:table-row table:style-name="TableRow34">
          <table:table-cell table:style-name="TableCell35">
            <text:soft-page-break/>
            <text:p text:style-name="P36">Evaluation Report Title:<text:s/><text:span text:style-name="T39">PO6311 Independent Evaluation for Promoting Pro-poor Opportunities in Commodities and Service Markets (Propcom) Mai-karfi Programme, Northern Nigeria, 2018</text:span></text:p>
            <text:p text:style-name="Normal"/>
          </table:table-cell>
        </table:table-row>
      </table:table>
      <text:p text:style-name="P40"/>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p text:style-name="P47">Recommendations</text:p>
          </table:table-cell>
          <table:table-cell table:style-name="TableCell48">
            <text:p text:style-name="P49">Accepted or Rejected</text:p>
          </table:table-cell>
          <table:table-cell table:style-name="TableCell50">
            <text:p text:style-name="P51">If “Accepted”, Action plan for Implementation or if “Rejected”, Reason for Rejection</text:p>
          </table:table-cell>
        </table:table-row>
        <table:table-row table:style-name="TableRow52">
          <table:table-cell table:style-name="TableCell53">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Recommendation 1<text:s/></text:p>
                </table:table-cell>
                <table:table-cell table:style-name="TableCell62">
                  <text:p text:style-name="P63">Programmes should take the period for ROI into account when designing their interventions and prepare for an increase in scale<text:s/>relative to this period.<text:s/></text:p>
                  <text:p text:style-name="P64"/>
                </table:table-cell>
                <table:table-cell table:style-name="TableCell65">
                  <text:p text:style-name="P66"/>
                </table:table-cell>
              </table:table-row>
            </table:table>
            <text:p text:style-name="P67"/>
          </table:table-cell>
          <table:table-cell table:style-name="TableCell68">
            <text:p text:style-name="P69">Accepted</text:p>
          </table:table-cell>
          <table:table-cell table:style-name="TableCell70">
            <text:p text:style-name="P71">Although interventions are typically designed with clear estimates of the benefits (or ROI) accruable to each beneficiary based on existing data, the Program will improve on the robustness of its data to generate<text:s/>sufficient ROI over a range of periods as evidence of potential efficacy before embarking on an intervention.</text:p>
            <text:p text:style-name="P72"/>
            <text:p text:style-name="P73">Farmer ROI indicator and potential time periods will be included on the PM Intervention decision tree</text:p>
          </table:table-cell>
        </table:table-row>
        <table:table-row table:style-name="TableRow74">
          <table:table-cell table:style-name="TableCell75">
            <table:table table:style-name="Table76">
              <table:table-columns>
                <table:table-column table:style-name="TableColumn77"/>
                <table:table-column table:style-name="TableColumn78"/>
              </table:table-columns>
              <table:table-row table:style-name="TableRow79">
                <table:table-cell table:style-name="TableCell80">
                  <text:p text:style-name="P81">Recommendation 2<text:s/></text:p>
                </table:table-cell>
                <table:table-cell table:style-name="TableCell82">
                  <text:p text:style-name="P83">Programmes may want to<text:s/>consider trying to measure or assess interventions’ contribution to increased resilience other than income increases.<text:s/></text:p>
                  <text:p text:style-name="P84"/>
                </table:table-cell>
              </table:table-row>
            </table:table>
            <text:p text:style-name="P85"/>
          </table:table-cell>
          <table:table-cell table:style-name="TableCell86">
            <text:p text:style-name="P87">Accepted</text:p>
          </table:table-cell>
          <table:table-cell table:style-name="TableCell88">
            <text:p text:style-name="P89">Technology “Adoption” is outlined by the PM as the central indicator of resilience, considering that farmers can recover from<text:s/>shocks by replicating the practice/technology.</text:p>
            <text:p text:style-name="P90"/>
            <text:p text:style-name="P91">However, PM may also consider Asset/Enterprise diversification as a measure of resilience, and the information can easily be obtained qualitatively or quantitatively via surveys. <text:s/></text:p>
          </table:table-cell>
        </table:table-row>
        <table:table-row table:style-name="TableRow92">
          <table:table-cell table:style-name="TableCell93">
            <table:table table:style-name="Table94">
              <table:table-columns>
                <table:table-column table:style-name="TableColumn95"/>
                <table:table-column table:style-name="TableColumn96"/>
              </table:table-columns>
              <table:table-row table:style-name="TableRow97">
                <table:table-cell table:style-name="TableCell98">
                  <text:p text:style-name="P99">Recommendation 3<text:s/></text:p>
                </table:table-cell>
                <table:table-cell table:style-name="TableCell100">
                  <text:p text:style-name="P101">Women may prove to be a more effective route to contribute to a programme’s wider social impact beyond increased incomes.<text:s/></text:p>
                </table:table-cell>
              </table:table-row>
            </table:table>
            <text:p text:style-name="P102"/>
          </table:table-cell>
          <table:table-cell table:style-name="TableCell103">
            <text:p text:style-name="P104">Accepted</text:p>
          </table:table-cell>
          <table:table-cell table:style-name="TableCell105">
            <text:p text:style-name="P106">Incorporating Women’s Economic Empowerment analysis during baselines to understand the social constraints will be considered.<text:s/>Findings will be incorporated into intervention designs</text:p>
          </table:table-cell>
        </table:table-row>
        <table:table-row table:style-name="TableRow107">
          <table:table-cell table:style-name="TableCell108">
            <table:table table:style-name="Table109">
              <table:table-columns>
                <table:table-column table:style-name="TableColumn110"/>
                <table:table-column table:style-name="TableColumn111"/>
              </table:table-columns>
              <table:table-row table:style-name="TableRow112">
                <table:table-cell table:style-name="TableCell113">
                  <text:p text:style-name="P114">Recommendation 4<text:s/></text:p>
                </table:table-cell>
                <table:table-cell table:style-name="TableCell115">
                  <text:p text:style-name="P116">When designing interventions targeting women, programmes should take into account the increased investment needed to specifically reach women, often as a result of overcoming social<text:s/>and cultural barriers.<text:s/></text:p>
                  <text:p text:style-name="P117"/>
                </table:table-cell>
              </table:table-row>
            </table:table>
            <text:p text:style-name="P118"/>
          </table:table-cell>
          <table:table-cell table:style-name="TableCell119">
            <text:p text:style-name="P120">Accepted</text:p>
          </table:table-cell>
          <table:table-cell table:style-name="TableCell121">
            <text:p text:style-name="P122">This is already in action as models have been modified to increase women targeting; e.g fertilizer incentives, gender targets for partners.<text:s/></text:p>
            <text:p text:style-name="P123"/>
            <text:p text:style-name="P124">Nevertheless, partnership offers will take into account the additional<text:s/>resources required to engage women within the intervention.</text:p>
          </table:table-cell>
        </table:table-row>
        <table:table-row table:style-name="TableRow125">
          <table:table-cell table:style-name="TableCell126">
            <table:table table:style-name="Table127">
              <table:table-columns>
                <table:table-column table:style-name="TableColumn128"/>
                <table:table-column table:style-name="TableColumn129"/>
              </table:table-columns>
              <table:table-row table:style-name="TableRow130">
                <table:table-cell table:style-name="TableCell131">
                  <text:soft-page-break/>
                  <text:p text:style-name="P132">Recommendation 5<text:s/></text:p>
                </table:table-cell>
                <table:table-cell table:style-name="TableCell133">
                  <text:p text:style-name="P134">When designing interventions targeting women, programmes should communicate with their partners the likely lengthier time and higher initial costs that these interventions may take to reach scale and sustainability.<text:s/></text:p>
                  <text:p text:style-name="P135"/>
                </table:table-cell>
              </table:table-row>
            </table:table>
            <text:p text:style-name="P136"/>
          </table:table-cell>
          <table:table-cell table:style-name="TableCell137">
            <text:p text:style-name="P138"/>
            <text:p text:style-name="P139"><text:span text:style-name="T140">Accepted</text:span></text:p>
          </table:table-cell>
          <table:table-cell table:style-name="TableCell141">
            <text:p text:style-name="P142">Traditionally, businesses/private sector players are gender neutral; focused on meeting market needs save for cases where the products are targeted at a particular gender or the inputs are predominantly<text:s/>supplied by a gender.<text:s/></text:p>
            <text:p text:style-name="P143"/>
            <text:p text:style-name="P144">No matter how well PM communicate the situation, where there are no immediate-to-long term benefits (profit incentive or bankable reputational capital) in focusing on women, the private sector will not be willing to invest in targeting women. Program resources are used to fill in such investments.<text:s/></text:p>
          </table:table-cell>
        </table:table-row>
        <table:table-row table:style-name="TableRow145">
          <table:table-cell table:style-name="TableCell146">
            <table:table table:style-name="Table147">
              <table:table-columns>
                <table:table-column table:style-name="TableColumn148"/>
                <table:table-column table:style-name="TableColumn149"/>
              </table:table-columns>
              <table:table-row table:style-name="TableRow150">
                <table:table-cell table:style-name="TableCell151">
                  <text:p text:style-name="P152">Recommendation 6<text:s/></text:p>
                </table:table-cell>
                <table:table-cell table:style-name="TableCell153">
                  <table:table table:style-name="Table154">
                    <table:table-columns>
                      <table:table-column table:style-name="TableColumn155"/>
                    </table:table-columns>
                    <table:table-row table:style-name="TableRow156">
                      <table:table-cell table:style-name="TableCell157">
                        <text:p text:style-name="P158">Programmes should recognise the social and cultural barriers that partners themselves may need to overcome in recognising the drive to economically empower women. Their<text:s/>lack of awareness of women as active members of the economy, may inadvertently hinder an intervention’s reach, profitability, sustainability and scale. These internal barriers might impact a programme’s attempts to reach more women through mainstream interventions.<text:s/></text:p>
                      </table:table-cell>
                    </table:table-row>
                  </table:table>
                  <text:p text:style-name="P159"/>
                </table:table-cell>
              </table:table-row>
            </table:table>
            <text:p text:style-name="P160"/>
          </table:table-cell>
          <table:table-cell table:style-name="TableCell161">
            <text:p text:style-name="P162">Accepted</text:p>
          </table:table-cell>
          <table:table-cell table:style-name="TableCell163">
            <text:p text:style-name="P164">Recognizing that PM may not have the capacity to address all of the social and cultural barriers directly, PM will continue to make efforts to design interventions that take cultural and social barriers into account, examine the<text:s/>barriers that partners might have and put more effort into sensitising and convincing partners of the value of engaging women in the value chains. Moreover, data generated from periodic assessment and in-depth case studies will be used to substantiate this<text:s/>sensitisation.</text:p>
          </table:table-cell>
        </table:table-row>
        <table:table-row table:style-name="TableRow165">
          <table:table-cell table:style-name="TableCell166">
            <table:table table:style-name="Table167">
              <table:table-columns>
                <table:table-column table:style-name="TableColumn168"/>
                <table:table-column table:style-name="TableColumn169"/>
              </table:table-columns>
              <table:table-row table:style-name="TableRow170">
                <table:table-cell table:style-name="TableCell171">
                  <text:p text:style-name="P172">Recommendation 7</text:p>
                </table:table-cell>
                <table:table-cell table:style-name="TableCell173">
                  <text:p text:style-name="P174">To the extent possible, external conditions should be taken into consideration in selecting potential intervention markets. For an M4P programme this may mean changing focus on markets that benefit from a more favourable<text:s/>external environment.<text:s/></text:p>
                </table:table-cell>
              </table:table-row>
            </table:table>
            <text:p text:style-name="P175"/>
          </table:table-cell>
          <table:table-cell table:style-name="TableCell176">
            <text:p text:style-name="P177">Accepted</text:p>
          </table:table-cell>
          <table:table-cell table:style-name="TableCell178">
            <text:p text:style-name="P179">PM will continue to document externalities within intervention regions, estimate their impact/contribution to program results within a given timeframe and discount accordingly</text:p>
          </table:table-cell>
        </table:table-row>
        <table:table-row table:style-name="TableRow180">
          <table:table-cell table:style-name="TableCell181">
            <table:table table:style-name="Table182">
              <table:table-columns>
                <table:table-column table:style-name="TableColumn183"/>
                <table:table-column table:style-name="TableColumn184"/>
              </table:table-columns>
              <table:table-row table:style-name="TableRow185">
                <table:table-cell table:style-name="TableCell186">
                  <text:p text:style-name="P187">Recommendation<text:s/></text:p>
                  <text:p text:style-name="P188">8</text:p>
                </table:table-cell>
                <table:table-cell table:style-name="TableCell189">
                  <text:p text:style-name="P190">Pilot interventions should<text:s/>be designed with expansion and scale up in mind. Unsustainable elements that will not feature in an expanded model, should not form part of a pilot design.<text:s/></text:p>
                </table:table-cell>
              </table:table-row>
            </table:table>
            <text:p text:style-name="P191"/>
          </table:table-cell>
          <table:table-cell table:style-name="TableCell192">
            <text:p text:style-name="P193"><text:span text:style-name="T194">Rejected</text:span></text:p>
          </table:table-cell>
          <table:table-cell table:style-name="TableCell195">
            <text:p text:style-name="P196">It is impossible to know what elements will not be sustainable at the pilot phase, hence<text:s/>the need to undertake pilots. At scale up however, unsustainable elements are eliminated save for cases where they cannot be avoided. An example is investing in demand creation activities in a thin or budding market as a market primer; In most cases, the<text:s/>investment cannot be sustained but is intended to be a one-off activity to stimulate demand for the product or service. <text:s/>This is the case in post conflict areas where markets are thin and / or livelihoods are being re-established.<text:s/></text:p>
          </table:table-cell>
        </table:table-row>
        <table:table-row table:style-name="TableRow197">
          <table:table-cell table:style-name="TableCell198">
            <table:table table:style-name="Table199">
              <table:table-columns>
                <table:table-column table:style-name="TableColumn200"/>
                <table:table-column table:style-name="TableColumn201"/>
              </table:table-columns>
              <table:table-row table:style-name="TableRow202">
                <table:table-cell table:style-name="TableCell203">
                  <text:p text:style-name="P204">Recommendation 9</text:p>
                </table:table-cell>
                <table:table-cell table:style-name="TableCell205">
                  <text:p text:style-name="P206">In<text:s/>targeting potential partners a programme should, to the extent possible, take the partner’s own internal constraints (cash flow, expansion capacity, etc.) into account. Clear communication between parties at the outset regarding requirements and capacity may help avoid surprises.<text:s/></text:p>
                  <text:p text:style-name="P207"/>
                </table:table-cell>
              </table:table-row>
            </table:table>
            <text:p text:style-name="P208"/>
          </table:table-cell>
          <table:table-cell table:style-name="TableCell209">
            <text:p text:style-name="P210">Accepted</text:p>
          </table:table-cell>
          <table:table-cell table:style-name="TableCell211">
            <text:p text:style-name="P212">Increase engagement and understanding of Partners’ business operations, internal as well adequate governance structures to ensure PM’s proposal is not beyond their financial or human resource capacity is now being<text:s/>captured with Due Diligence Assessments prior to engagement with PM. Adhering to the Program’s Due Diligence Protocol for partner selection, sensitivity must be maintained to the reality of micro and small enterprises (capacity) to ensure inadvertent “exclusion of the informal market sector”.<text:s/></text:p>
          </table:table-cell>
        </table:table-row>
        <table:table-row table:style-name="TableRow213">
          <table:table-cell table:style-name="TableCell214">
            <table:table table:style-name="Table215">
              <table:table-columns>
                <table:table-column table:style-name="TableColumn216"/>
                <table:table-column table:style-name="TableColumn217"/>
              </table:table-columns>
              <table:table-row table:style-name="TableRow218">
                <table:table-cell table:style-name="TableCell219">
                  <text:p text:style-name="P220">Recommendation 10</text:p>
                </table:table-cell>
                <table:table-cell table:style-name="TableCell221">
                  <text:p text:style-name="P222">Programmes should positively consider interventions where there is scope for both public and private sector partners and where both sets of players can commit to their roles, supporting the role of<text:s/>their interventions partner(s). Similarly, the programme should play to its own strengths as a catalytic funder and facilitator.<text:s/></text:p>
                </table:table-cell>
              </table:table-row>
            </table:table>
            <text:p text:style-name="P223"/>
          </table:table-cell>
          <table:table-cell table:style-name="TableCell224">
            <text:p text:style-name="P225">Accepted</text:p>
          </table:table-cell>
          <table:table-cell table:style-name="TableCell226">
            <text:p text:style-name="P227">With DFID’s approval, PM is willing to provide catalytic funding to partnerships that will achieve lasting impact.<text:s/>A minimalist approach is used to engage with the public sector and is on a case by case basis as commitment is often lacking. <text:s/></text:p>
          </table:table-cell>
        </table:table-row>
        <table:table-row table:style-name="TableRow228">
          <table:table-cell table:style-name="TableCell229">
            <table:table table:style-name="Table230">
              <table:table-columns>
                <table:table-column table:style-name="TableColumn231"/>
                <table:table-column table:style-name="TableColumn232"/>
              </table:table-columns>
              <table:table-row table:style-name="TableRow233">
                <table:table-cell table:style-name="TableCell234">
                  <text:p text:style-name="P235">Recommendation 11<text:s/></text:p>
                </table:table-cell>
                <table:table-cell table:style-name="TableCell236">
                  <text:p text:style-name="P237">Programmes should consider the benefit of accessing non-traditional M4P organisations and networks to access<text:s/>potential beneficiaries.<text:s/></text:p>
                  <text:p text:style-name="P238"/>
                </table:table-cell>
              </table:table-row>
            </table:table>
            <text:p text:style-name="P239"/>
          </table:table-cell>
          <table:table-cell table:style-name="TableCell240">
            <text:p text:style-name="P241">Accepted</text:p>
          </table:table-cell>
          <table:table-cell table:style-name="TableCell242">
            <text:p text:style-name="Normal"><text:span text:style-name="T243">PM will continue to leverage non-traditional channels to catalyse change in the market. Sector and Market Analysis as well as the generation of routine data to provide evidence for engaging with such actors. The<text:s/></text:span><text:span text:style-name="T244">reputational strength of PM as an Honest 3</text:span><text:span text:style-name="T245">rd</text:span><text:span text:style-name="T246"><text:s/>Party Player in many sectors over a significant period of time does significantly aid accessing non-traditional organisations.<text:s/></text:span></text:p>
          </table:table-cell>
        </table:table-row>
        <table:table-row table:style-name="TableRow247">
          <table:table-cell table:style-name="TableCell248">
            <table:table table:style-name="Table249">
              <table:table-columns>
                <table:table-column table:style-name="TableColumn250"/>
                <table:table-column table:style-name="TableColumn251"/>
              </table:table-columns>
              <table:table-row table:style-name="TableRow252">
                <table:table-cell table:style-name="TableCell253">
                  <text:p text:style-name="P254">Recommendation 12</text:p>
                </table:table-cell>
                <table:table-cell table:style-name="TableCell255">
                  <text:p text:style-name="P256">M4P programmes should be regarded by all stakeholders (from<text:s/>donors, to programmes, to partners) as long-term programmes, which might only achieve scale over a number of years.<text:s/></text:p>
                </table:table-cell>
              </table:table-row>
            </table:table>
            <text:p text:style-name="P257"/>
          </table:table-cell>
          <table:table-cell table:style-name="TableCell258">
            <text:p text:style-name="P259">Accepted</text:p>
          </table:table-cell>
          <table:table-cell table:style-name="TableCell260">
            <text:p text:style-name="P261">There is evidence to suggest that it takes about 20 years of continued investment to catalyse a market system to scale, based on<text:s/>the trust and evidence an M4P programme needs to foster with Government / Donors / Partners and Beneficiaries.<text:s/></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6" style:parent-style-name="Header" style:family="paragraph">
      <style:paragraph-properties fo:text-align="center"/>
    </style:style>
    <style:style style:name="P7" style:parent-style-name="Header" style:family="paragraph">
      <style:paragraph-properties fo:text-align="center"/>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7479in"/>
      </style:header-style>
      <style:footer-style>
        <style:header-footer-properties style:dynamic-spacing="true" fo:min-height="0.7479in"/>
      </style:footer-style>
    </style:page-layout>
    <style:style style:name="P37" style:parent-style-name="Header" style:family="paragraph">
      <style:paragraph-properties fo:text-align="center"/>
    </style:style>
    <style:style style:name="P38" style:parent-style-name="Header" style:family="paragraph">
      <style:paragraph-properties fo:text-align="center"/>
    </style:style>
  </office:automatic-styles>
  <office:master-styles>
    <style:master-page style:name="MP0" style:page-layout-name="PL0">
      <style:header>
        <text:p text:style-name="P6">Management Response &amp; Recommendations Action Plan<text:s/></text:p>
        <text:p text:style-name="P7"/>
      </style:header>
    </style:master-page>
    <style:master-page style:name="MP1" style:page-layout-name="PL1">
      <style:header>
        <text:p text:style-name="P37">Management Response &amp; Recommendations Action Plan<text:s/></text:p>
        <text:p text:style-name="P38"/>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9-04-30T03:18:00Z</meta:creation-date>
    <dc:date>2019-04-30T03:18:00Z</dc:date>
    <meta:template xlink:href="Evaluation%20Management%20Response.dot" xlink:type="simple"/>
    <meta:editing-cycles>1</meta:editing-cycles>
    <meta:editing-duration>PT0S</meta:editing-duration>
    <meta:document-statistic meta:page-count="3" meta:paragraph-count="18" meta:word-count="1375" meta:character-count="9196" meta:row-count="65" meta:non-whitespace-character-count="7839"/>
  </office:meta>
</office:document-meta>
</file>